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b59f"/>
    </style:style>
    <style:style style:name="P2" style:family="paragraph" style:parent-style-name="Standard">
      <style:text-properties officeooo:paragraph-rsid="0014d780"/>
    </style:style>
    <style:style style:name="P3" style:family="paragraph" style:parent-style-name="Standard">
      <style:text-properties officeooo:paragraph-rsid="00166354"/>
    </style:style>
    <style:style style:name="P4" style:family="paragraph" style:parent-style-name="Standard" style:master-page-name="">
      <loext:graphic-properties draw:fill="none"/>
      <style:paragraph-properties fo:margin-left="0in" fo:margin-right="0in" fo:text-indent="-0.6866in" style:auto-text-indent="false" style:page-number="auto" fo:background-color="transparent"/>
    </style:style>
    <style:style style:name="T1" style:family="text">
      <style:text-properties officeooo:rsid="0013b59f"/>
    </style:style>
    <style:style style:name="T2" style:family="text">
      <style:text-properties officeooo:rsid="0014d780"/>
    </style:style>
    <style:style style:name="T3" style:family="text">
      <style:text-properties officeooo:rsid="001663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imitive Data Type: KIểu dữ liệu nguyên thủy</text:p>
      <text:p text:style-name="P1"><text:tab/></text:p>
      <text:p text:style-name="P1">Có 3 nhóm xử lý chính: <text:s/>1. Boolean: Mặc định nếu không khai báo true false thì giá trị là false thường dùng để kiểm tra 1 biểu thức so sánh. VD: </text:p>
      <text:p text:style-name="P1"><text:tab/>1.var a bool</text:p>
      <text:p text:style-name="P1"><text:tab/>a= 1=<text:span text:style-name="T1">==1 //true</text:span></text:p>
      <text:p text:style-name="P1"/>
      <text:p text:style-name="P2"><text:tab/><text:tab/><text:tab/> <text:s text:c="6"/>2. Numberics:<text:line-break/><text:tab/><text:tab/><text:tab/><text:tab/><text:span text:style-name="T1">+ Interger<text:line-break/><text:tab/><text:tab/><text:tab/><text:tab/><text:tab/>. signed interger (có dấu) : int8<text:tab/>int16<text:tab/>int32<text:tab/>int64<text:line-break/><text:tab/><text:tab/><text:tab/><text:tab/><text:tab/>. unsigned interger(ko dấu): uint8 …...</text:span></text:p>
      <text:p text:style-name="P2"><text:span text:style-name="T1"><text:tab/><text:tab/><text:tab/><text:tab/><text:tab/>. có 4 toán tử bit: <text:tab/></text:span><text:span text:style-name="T2">(a &amp; b): 2 cái giá trị 1 trả về 1, 1 trong 2 giá trị 0 trả về 0<text:line-break/><text:tab/><text:tab/><text:tab/><text:tab/><text:tab/><text:tab/><text:tab/><text:tab/>(a | b): 1 trong 2 bit là 1 trả về 1, còn lại 0<text:line-break/><text:tab/><text:tab/><text:tab/><text:tab/><text:tab/><text:tab/><text:tab/><text:tab/>(a ^b): có 2 bit giống nhau là 0, còn lại 1</text:span></text:p>
      <text:p text:style-name="P3"><text:span text:style-name="T1"><text:tab/><text:tab/><text:tab/><text:tab/><text:tab/><text:tab/><text:tab/><text:tab/></text:span><text:span text:style-name="T2">(a &amp;^b): 2 con số 0 ra 1, còn lại ra 0</text:span></text:p>
      <text:p text:style-name="P3"><text:span text:style-name="T1"><text:tab/><text:tab/><text:tab/><text:tab/><text:tab/><text:tab/><text:tab/><text:tab/></text:span><text:span text:style-name="T3">(a &lt;&lt; 3): dịch qua trái 3 lần<text:line-break/><text:tab/><text:tab/><text:tab/><text:tab/><text:tab/><text:tab/><text:tab/><text:tab/>(a &gt;&gt; 3): dịch qua phải 3 lần</text:span><text:span text:style-name="T1"><text:line-break/><text:tab/><text:tab/><text:tab/><text:tab/>+ Float: Có 2 cách khai báo:</text:span></text:p>
      <text:p text:style-name="P3"><text:span text:style-name="T1"><text:tab/><text:tab/><text:tab/><text:tab/><text:tab/><text:tab/>1. <text:s/>var a float64 </text:span><text:span text:style-name="T3">= 3.14</text:span></text:p>
      <text:p text:style-name="P3"><text:span text:style-name="T1"><text:tab/><text:tab/><text:tab/><text:tab/><text:tab/><text:tab/>2. a </text:span><text:span text:style-name="T3">= 3e72: e đại diện cho 72 mũ 10 </text:span><text:span text:style-name="T1"><text:line-break/><text:tab/><text:tab/><text:tab/><text:tab/><text:tab/>. FLoat 32:<text:line-break/><text:tab/><text:tab/><text:tab/><text:tab/><text:tab/>.FLoat64: <text:line-break/><text:tab/><text:tab/><text:tab/><text:tab/>+ Complex: 2 kiểu: complex64</text:span></text:p>
      <text:p text:style-name="P3"><text:tab/><text:tab/><text:tab/><text:tab/><text:tab/><text:tab/><text:tab/>complex128<text:line-break/><text:tab/><text:tab/><text:tab/><text:tab/><text:tab/><text:tab/>vd: var a complex128 <text:span text:style-name="T3">= 1+2i</text:span></text:p>
      <text:p text:style-name="P3"><text:tab/><text:tab/><text:tab/><text:tab/><text:tab/><text:tab/>1: phần thực, 2 là phần ảo</text:p>
      <text:p text:style-name="P3"><text:tab/><text:tab/><text:tab/><text:tab/><text:tab/><text:tab/>dùng hàm real(a<text:span text:style-name="T3">) // 1</text:span></text:p>
      <text:p text:style-name="P3"><text:tab/><text:tab/><text:tab/><text:tab/><text:tab/><text:tab/>dùng hàm imag<text:span text:style-name="T3">(a) //2</text:span></text:p>
      <text:p text:style-name="P3"/>
      <text:p text:style-name="P3">3.Text: String, Byte, Rune</text:p>
      <text:p text:style-name="P3"/>
      <text:p text:style-name="P3"><text:tab/>String: nối chuỗi: phép <text:span text:style-name="T3">+</text:span></text:p>
      <text:p text:style-name="P3"><text:tab/><text:tab/></text:p>
      <text:p text:style-name="P3"/>
      <text:p text:style-name="P3"><text:lin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03:05:23.453268928</meta:creation-date>
    <meta:editing-duration>PT52S</meta:editing-duration>
    <meta:editing-cycles>2</meta:editing-cycles>
    <meta:generator>LibreOffice/6.4.7.2$Linux_X86_64 LibreOffice_project/40$Build-2</meta:generator>
    <dc:date>2021-09-03T03:06:04.609250207</dc:date>
    <meta:document-statistic meta:table-count="0" meta:image-count="0" meta:object-count="0" meta:page-count="1" meta:paragraph-count="19" meta:word-count="212" meta:character-count="1041" meta:non-whitespace-character-count="702"/>
  </office:meta>
</office:document-meta>
</file>